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criptions HTML</text:p>
      <text:p text:style-name="Standard"/>
      <text:p text:style-name="Standard">L'accueil est composé d'un DOCTYPE pour avoir la structure d'une page HTML ou on y retrouve UTF-8 qui nous permet de gerer tous les caractères dits unicode.<text:line-break/>De la balise meta « viewport » « content= «width-device-width, initial-scale=1,0 » qui nous servira pour les dimensions et la responsive du site.<text:line-break/>S'ajoute a cela notre lien de notre feuille de style<text:line-break/></text:p>
      <text:p text:style-name="Standard">Le logo du site est centrée en haut de la page via la balise img<text:line-break/>un formulaire avec l'attribut action pour avoir le contrôle sur le comportement pendant l'envoie du formulaire, ici add.php qui vas nous servir a nous inscrire et a acceder au site.</text:p>
      <text:p text:style-name="Standard"/>
      <text:p text:style-name="Standard">CSS<text:line-break/>ma class « formu » dispose d'un display flex en tant que conteneur et grace a cela permet a centrer mes elements en utilisant l'espace disponible<text:line-break/>jai pu gerer la taille et les marges de mes input et label ainsi qu'implemanter la police vou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aain az</meta:initial-creator>
    <meta:creation-date>2022-08-29T21:05:06.33</meta:creation-date>
    <dc:date>2022-08-29T21:46:53.55</dc:date>
    <dc:creator>Slaain az</dc:creator>
    <meta:editing-duration>PT26M1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4" meta:word-count="152" meta:character-count="864"/>
  </office:meta>
</office:document-meta>
</file>